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e35" officeooo:paragraph-rsid="001d6e35"/>
    </style:style>
    <style:style style:name="P2" style:family="paragraph" style:parent-style-name="Standard" style:list-style-name="L1">
      <style:text-properties officeooo:rsid="00202a0a" officeooo:paragraph-rsid="00202a0a"/>
    </style:style>
    <style:style style:name="P3" style:family="paragraph" style:parent-style-name="Standard" style:list-style-name="L2">
      <style:text-properties officeooo:rsid="00202a0a" officeooo:paragraph-rsid="00202a0a"/>
    </style:style>
    <style:style style:name="P4" style:family="paragraph" style:parent-style-name="Standard" style:list-style-name="L1">
      <style:text-properties officeooo:rsid="0021996e" officeooo:paragraph-rsid="0021996e"/>
    </style:style>
    <style:style style:name="P5" style:family="paragraph" style:parent-style-name="Standard" style:list-style-name="L2">
      <style:text-properties officeooo:rsid="0021996e" officeooo:paragraph-rsid="0021996e"/>
    </style:style>
    <style:style style:name="T1" style:family="text">
      <style:text-properties officeooo:rsid="00202a0a"/>
    </style:style>
    <style:style style:name="T2" style:family="text">
      <style:text-properties officeooo:rsid="002199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ur <text:span text:style-name="T1">2</text:span>: <text:span text:style-name="T1">Defining Data Structures</text:span></text:p>
      <text:p text:style-name="P1"/>
      <text:p text:style-name="P1">Quiz</text:p>
      <text:list xml:id="list8812982167894539027" text:style-name="L1">
        <text:list-item>
          <text:p text:style-name="P2">True or false: An individual’s Social Security number, entered in the format ‘111111111’, can be any of the following data types: constant length character, varying-length character, or numberic.</text:p>
          <text:list>
            <text:list-item>
              <text:p text:style-name="P2">True</text:p>
            </text:list-item>
          </text:list>
        </text:list-item>
        <text:list-item>
          <text:p text:style-name="P2">True or false: The scale of a numeric value is the total length allowed for values.</text:p>
          <text:list>
            <text:list-item>
              <text:p text:style-name="P2">False</text:p>
            </text:list-item>
          </text:list>
        </text:list-item>
        <text:list-item>
          <text:p text:style-name="P2">Do all implementations use the same data types?</text:p>
          <text:list>
            <text:list-item>
              <text:p text:style-name="P4">no</text:p>
            </text:list-item>
          </text:list>
        </text:list-item>
        <text:list-item>
          <text:p text:style-name="P2">What are the precision and scale of the following?</text:p>
          <text:list>
            <text:list-item>
              <text:p text:style-name="P2">DECIMAL(4, 2) precision is 4 and scale is 2</text:p>
            </text:list-item>
            <text:list-item>
              <text:p text:style-name="P2">DECIMAL(10,2) precision is 10 and scale is 2</text:p>
            </text:list-item>
            <text:list-item>
              <text:p text:style-name="P2">DECIMAL(14,1) precision is 14 and scale is 1</text:p>
            </text:list-item>
          </text:list>
        </text:list-item>
        <text:list-item>
          <text:p text:style-name="P2">Which numbers could be inserted into a column whose data type is DECIMAL(4,1)?</text:p>
          <text:list>
            <text:list-item>
              <text:p text:style-name="P2">16.2<text:tab/><text:tab/>true</text:p>
            </text:list-item>
            <text:list-item>
              <text:p text:style-name="P2">116.2<text:tab/><text:tab/>true</text:p>
            </text:list-item>
            <text:list-item>
              <text:p text:style-name="P2">16.21<text:tab/><text:tab/><text:span text:style-name="T2">true (because it gets rounded)</text:span></text:p>
            </text:list-item>
            <text:list-item>
              <text:p text:style-name="P2">1116.2<text:tab/><text:tab/><text:span text:style-name="T2">false (exceeds precision of 4)</text:span></text:p>
            </text:list-item>
            <text:list-item>
              <text:p text:style-name="P2">1116.21<text:tab/>false <text:span text:style-name="T2">(exceeds precision of 4)</text:span></text:p>
            </text:list-item>
          </text:list>
        </text:list-item>
        <text:list-item>
          <text:p text:style-name="P2">What is data?</text:p>
          <text:list>
            <text:list-item>
              <text:p text:style-name="P2">Data is information <text:span text:style-name="T2">stored in a database</text:span>.</text:p>
            </text:list-item>
          </text:list>
        </text:list-item>
      </text:list>
      <text:p text:style-name="P1">Exercises</text:p>
      <text:list xml:id="list2299440241373618641" text:style-name="L2">
        <text:list-item>
          <text:p text:style-name="P3">Take the following column titles, assign them to a data type, decide on the proper length, and given an example of the data you would enter into that column.</text:p>
          <text:list>
            <text:list-item>
              <text:p text:style-name="P3">Ssn</text:p>
              <text:list>
                <text:list-item>
                  <text:p text:style-name="P5">constant-length character ‘000000000’</text:p>
                </text:list-item>
              </text:list>
            </text:list-item>
            <text:list-item>
              <text:p text:style-name="P3">state</text:p>
              <text:list>
                <text:list-item>
                  <text:p text:style-name="P5">varying length character ‘NEBRASKA’</text:p>
                </text:list-item>
              </text:list>
            </text:list-item>
            <text:list-item>
              <text:p text:style-name="P3">city</text:p>
              <text:list>
                <text:list-item>
                  <text:p text:style-name="P3"><text:span text:style-name="T2">varying length character ‘PLATTSBURGH’</text:span><text:tab/></text:p>
                </text:list-item>
              </text:list>
            </text:list-item>
            <text:list-item>
              <text:p text:style-name="P3">phone_number</text:p>
              <text:list>
                <text:list-item>
                  <text:p text:style-name="P5">constant-length character ‘(111)345-1234</text:p>
                </text:list-item>
              </text:list>
            </text:list-item>
            <text:list-item>
              <text:p text:style-name="P3">zip</text:p>
              <text:list>
                <text:list-item>
                  <text:p text:style-name="P5">constant-length character ‘11111’</text:p>
                </text:list-item>
              </text:list>
            </text:list-item>
            <text:list-item>
              <text:p text:style-name="P3">last_name</text:p>
              <text:list>
                <text:list-item>
                  <text:p text:style-name="P5">varying-length character ; ‘HYDE’</text:p>
                </text:list-item>
              </text:list>
            </text:list-item>
            <text:list-item>
              <text:p text:style-name="P3">first_name</text:p>
              <text:list>
                <text:list-item>
                  <text:p text:style-name="P5">varying-length character ‘JEKYLL’</text:p>
                </text:list-item>
              </text:list>
            </text:list-item>
            <text:list-item>
              <text:p text:style-name="P3">middle_name</text:p>
              <text:list>
                <text:list-item>
                  <text:p text:style-name="P5">varying-length character ‘CALVIN’</text:p>
                </text:list-item>
              </text:list>
            </text:list-item>
            <text:list-item>
              <text:p text:style-name="P3">salary</text:p>
              <text:list>
                <text:list-item>
                  <text:p text:style-name="P5">numeric data type ‘60000’</text:p>
                </text:list-item>
              </text:list>
            </text:list-item>
            <text:list-item>
              <text:p text:style-name="P3">hourly_pay_rate</text:p>
              <text:list>
                <text:list-item>
                  <text:p text:style-name="P5">Decimal ‘28.00’</text:p>
                </text:list-item>
              </text:list>
            </text:list-item>
            <text:list-item>
              <text:p text:style-name="P3">date_hired</text:p>
              <text:list>
                <text:list-item>
                  <text:p text:style-name="P5">Date ‘02/02/2019’</text:p>
                </text:list-item>
              </text:list>
            </text:list-item>
          </text:list>
        </text:list-item>
        <text:list-item>
          <text:p text:style-name="P3"><text:soft-page-break/>Take the same column titles and decide whether they should be NULL or NOT NULL, realizing that in some cases where a column would normally be NOT NULL, the column could be NULL or vice versa, depending on the application.</text:p>
          <text:list>
            <text:list-item>
              <text:p text:style-name="P3">Ssn <text:tab/><text:tab/><text:tab/>NOT NULL</text:p>
            </text:list-item>
            <text:list-item>
              <text:p text:style-name="P3">state<text:tab/><text:tab/><text:tab/><text:span text:style-name="T2">NOT </text:span>NULL</text:p>
            </text:list-item>
            <text:list-item>
              <text:p text:style-name="P3">city<text:tab/><text:tab/><text:tab/><text:span text:style-name="T2">NOT </text:span>NULL</text:p>
            </text:list-item>
            <text:list-item>
              <text:p text:style-name="P3">phone_number<text:tab/>NULL</text:p>
            </text:list-item>
            <text:list-item>
              <text:p text:style-name="P3">zip<text:tab/><text:tab/><text:tab/><text:span text:style-name="T2">NOT </text:span>NULL</text:p>
            </text:list-item>
            <text:list-item>
              <text:p text:style-name="P3">last_name<text:tab/><text:tab/>NOT NULL</text:p>
            </text:list-item>
            <text:list-item>
              <text:p text:style-name="P3">first_name<text:tab/><text:tab/>NOT NULL</text:p>
            </text:list-item>
            <text:list-item>
              <text:p text:style-name="P3">middle_name<text:tab/><text:tab/>NULL</text:p>
            </text:list-item>
            <text:list-item>
              <text:p text:style-name="P3">salary<text:tab/><text:tab/><text:tab/>NULL</text:p>
            </text:list-item>
            <text:list-item>
              <text:p text:style-name="P3">hourly_pay_rate<text:tab/>NULL</text:p>
            </text:list-item>
            <text:list-item>
              <text:p text:style-name="P3">date_hired<text:tab/><text:tab/>NOT NU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8:20:37.351690766</meta:creation-date>
    <dc:date>2018-08-05T19:53:08.669594038</dc:date>
    <meta:editing-duration>PT19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338" meta:character-count="1930" meta:non-whitespace-character-count="1681"/>
  </office:meta>
</office:document-meta>
</file>